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x-names-in-a-table/" text:style-name="Internet_20_link" text:visited-style-name="Visited_20_Internet_20_Link"><text:span text:style-name="T1">1667. Fix Names in a Table</text:span></text:a></text:p>
      <text:section text:style-name="Sect1" text:name="headlessui-popover-button-:rb:">
        <text:p text:style-name="Standard"/>
      </text:section>
      <text:p text:style-name="P4">Easy</text:p>
      <text:p text:style-name="P4">686</text:p>
      <text:p text:style-name="P4">83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user_id <text:s text:c="7"/>| int <text:s text:c="4"/>|</text:p>
      <text:p text:style-name="P2">| name <text:s text:c="10"/>| varchar |</text:p>
      <text:p text:style-name="P2">+----------------+---------+</text:p>
      <text:p text:style-name="P2">user_id is the primary key (column with unique values) for this table.</text:p>
      <text:p text:style-name="P1">This table contains the ID and the name of the user. The name consists of only lowercase and uppercase characters.</text:p>
      <text:p text:style-name="P6"> </text:p>
      <text:p text:style-name="P6">Write a solution to fix the names so that only the first character is uppercase and the rest are lowercase.</text:p>
      <text:p text:style-name="P7"><text:span text:style-name="T1">Return the result table ordered by </text:span><text:span text:style-name="Source_20_Text"><text:span text:style-name="T2">user_id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Users table:</text:p>
      <text:p text:style-name="P2">+---------+-------+</text:p>
      <text:p text:style-name="P2">| user_id | name <text:s/>|</text:p>
      <text:p text:style-name="P2">+---------+-------+</text:p>
      <text:p text:style-name="P2">| 1 <text:s text:c="6"/>| aLice |</text:p>
      <text:p text:style-name="P2">| 2 <text:s text:c="6"/>| bOB <text:s text:c="2"/>|</text:p>
      <text:p text:style-name="P2">+---------+-------+</text:p>
      <text:p text:style-name="P3"><text:span text:style-name="Strong_20_Emphasis"><text:span text:style-name="T1">Output:</text:span></text:span><text:span text:style-name="T1"> </text:span></text:p>
      <text:p text:style-name="P2">+---------+-------+</text:p>
      <text:p text:style-name="P2">| user_id | name <text:s/>|</text:p>
      <text:p text:style-name="P2">+---------+-------+</text:p>
      <text:p text:style-name="P2">| 1 <text:s text:c="6"/>| Alice |</text:p>
      <text:p text:style-name="P2">| 2 <text:s text:c="6"/>| Bob <text:s text:c="2"/>|</text:p>
      <text:p text:style-name="P1">+---------+-------+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3:34:00.173000000</dc:date>
    <meta:editing-duration>PT8S</meta:editing-duration>
    <meta:editing-cycles>1</meta:editing-cycles>
    <meta:document-statistic meta:table-count="0" meta:image-count="0" meta:object-count="0" meta:page-count="2" meta:paragraph-count="37" meta:word-count="162" meta:character-count="894" meta:non-whitespace-character-count="724"/>
    <meta:generator>LibreOffice/7.2.2.2$Windows_X86_64 LibreOffice_project/02b2acce88a210515b4a5bb2e46cbfb63fe97d56</meta:generator>
  </office:meta>
</office:document-meta>
</file>